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b99" officeooo:paragraph-rsid="00097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hy7gt7yghyunu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9:53:01.754897202</meta:creation-date>
    <dc:date>2019-03-12T19:53:35.010272894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5.1.4.2$Linux_X86_64 LibreOffice_project/10m0$Build-2</meta:generator>
  </office:meta>
</office:document-meta>
</file>